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 style:may-break-between-rows="true"/>
    </style:style>
    <style:style style:name="Таблица1.A" style:family="table-column">
      <style:table-column-properties style:column-width="1.346cm" style:rel-column-width="763*"/>
    </style:style>
    <style:style style:name="Таблица1.B" style:family="table-column">
      <style:table-column-properties style:column-width="4.607cm" style:rel-column-width="2612*"/>
    </style:style>
    <style:style style:name="Таблица1.C" style:family="table-column">
      <style:table-column-properties style:column-width="1.371cm" style:rel-column-width="777*"/>
    </style:style>
    <style:style style:name="Таблица1.D" style:family="table-column">
      <style:table-column-properties style:column-width="2.93cm" style:rel-column-width="1661*"/>
    </style:style>
    <style:style style:name="Таблица1.E" style:family="table-column">
      <style:table-column-properties style:column-width="6.756cm" style:rel-column-width="383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Heading">
      <style:text-properties fo:language="ru" fo:country="RU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6" style:family="paragraph" style:parent-style-name="Standard">
      <style:text-properties fo:color="#000000" style:font-name="Arial1" fo:language="ru" fo:country="RU" fo:background-color="transparent"/>
    </style:style>
    <style:style style:name="P17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8" style:family="paragraph" style:parent-style-name="Table_20_Contents">
      <style:text-properties style:font-name="Arial1" fo:font-size="8pt" style:font-size-asian="8pt" style:font-size-complex="8pt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fo:language="en" fo:country="US" style:font-size-asian="8pt" style:font-size-complex="8pt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ни держат <text:span text:style-name="T2">H=31kHz / V=</text:span>48.8<text:span text:style-name="T2">Hz</text:span></text:p>
      <text:p text:style-name="P13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1">аффтар</text:p>
            </table:table-cell>
            <table:table-cell table:style-name="Таблица1.A1" office:value-type="string">
              <text:p text:style-name="P10">Марка/модель</text:p>
            </table:table-cell>
            <table:table-cell table:style-name="Таблица1.A1" office:value-type="string">
              <text:p text:style-name="P11">Тип</text:p>
            </table:table-cell>
            <table:table-cell table:style-name="Таблица1.A1" office:value-type="string">
              <text:p text:style-name="P11">Заявлено в документации</text:p>
            </table:table-cell>
            <table:table-cell table:style-name="Таблица1.E1" office:value-type="string">
              <text:p text:style-name="Table_20_Heading">Примечания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16">Картинка появляется, изображение удалось вывести практически в центр экрана, интерполяция картинки среднего качества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16">Показывает без проблем.</text:p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E2" office:value-type="string">
            <text:p text:style-name="P16">Показывает без проблем.</text:p>
            <text:p text:style-name="P16">Автоподстройка схватывает синхру.</text:p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16">Картинка (которая графика без бордюра) сильно растянута по вертикали до границ</text:p>
            <text:p text:style-name="P16">экрана, средства по её корректировке в мониторе отсутствуют.</text:p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16">Картинка отличная, изображение выводится в центр экрана, финальная часть демы RAGE идет хорошо.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16">Показывает. Изображение почти по центру. Инфо монитора диагностирует: 31KHz 49Hz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 table:style-name="Таблица1.1">
          <table:table-cell table:style-name="Таблица1.A2" office:value-type="string">
            <text:p text:style-name="P20">lvd</text:p>
          </table:table-cell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Table_20_Contents">Показывает без проблем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E2" office:value-type="string">
            <text:p text:style-name="P5">Показывает без проблем.</text:p>
            <text:p text:style-name="P5">В инфо 31.2кгц/49гц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</table:table-row>
        <table:table-row table:style-name="Таблица1.1">
          <table:table-cell table:style-name="Таблица1.A2" office:value-type="string">
            <text:p text:style-name="P20">lvd</text:p>
          </table:table-cell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E2" office:value-type="string">
            <text:p text:style-name="P5">Показывает, отлично на новой прошивке.</text:p>
            <text:p text:style-name="P5">Телевизор-монитор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</table:table-row>
        <table:table-row table:style-name="Таблица1.1">
          <table:table-cell table:style-name="Таблица1.A2" office:value-type="string">
            <text:p text:style-name="P20">chrv</text:p>
          </table:table-cell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E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5">Картинка хорошая, изображение выводится в центр экрана.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E2" office:value-type="string">
            <text:p text:style-name="P5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E2" office:value-type="string">
            <text:p text:style-name="P5">Изображение - отлично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E2" office:value-type="string">
            <text:p text:style-name="P5">Изображение - отлично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Работает. Заметно мерцание экрана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E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E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2">.</text:span>)</text:p>
            <text:p text:style-name="P5">Это бюджетный монитор-телевизор, но имеются входы Композит/<text:span text:style-name="T2">S-Video/SCART-RBG.</text:span></text:p>
            <text:p text:style-name="P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E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E2" office:value-type="string">
            <text:p text:style-name="P5">Картинка и геометрия отличные, изображение выводится в центр экрана.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</table:table-row>
        <table:table-row table:style-name="Таблица1.1">
          <table:table-cell table:style-name="Таблица1.A2" office:value-type="string">
            <text:p text:style-name="P20">lvd</text:p>
          </table:table-cell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Table_20_Contents">Показывает без проблем.</text:p>
          </table:table-cell>
        </table:table-row>
      </table:table>
      <text:p text:style-name="P12"/>
      <text:p text:style-name="P12"/>
      <text:p text:style-name="P15">Они <text:span text:style-name="T1">не </text:span>держат <text:span text:style-name="T2">H=31kHz / V=</text:span>48.8<text:span text:style-name="T2">Hz</text:span></text:p>
      <text:p text:style-name="P14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0">Марка/модель</text:p>
            </table:table-cell>
            <table:table-cell table:style-name="Таблица2.A1" office:value-type="string">
              <text:p text:style-name="P11">Тип</text:p>
            </table:table-cell>
            <table:table-cell table:style-name="Таблица2.A1" office:value-type="string">
              <text:p text:style-name="P11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n supported monitor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0$Win32 OpenOffice.org_project/300m9$Build-9358</meta:generator>
    <meta:document-statistic meta:table-count="2" meta:image-count="0" meta:object-count="0" meta:page-count="4" meta:paragraph-count="191" meta:word-count="776" meta:character-count="5400"/>
    <meta:user-defined meta:name="Поле 1"/>
    <meta:user-defined meta:name="Поле 2"/>
    <meta:user-defined meta:name="Поле 3"/>
    <meta:user-defined meta:name="Поле 4"/>
  </office:meta>
</office:document-meta>
</file>